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ybridGree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317" calcext:value-type="float">
            <text:p>201317</text:p>
          </table:table-cell>
          <table:table-cell office:value-type="float" office:value="40528400000" calcext:value-type="float">
            <text:p>40528400000</text:p>
          </table:table-cell>
          <table:table-cell office:value-type="float" office:value="4" calcext:value-type="float">
            <text:p>4</text:p>
          </table:table-cell>
          <table:table-cell table:formula="of:=IFERROR([.C1]/([.C1]-[.G1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9793" calcext:value-type="float">
            <text:p>139793</text:p>
          </table:table-cell>
          <table:table-cell office:value-type="float" office:value="21165000000" calcext:value-type="float">
            <text:p>21165000000</text:p>
          </table:table-cell>
          <table:table-cell office:value-type="float" office:value="8" calcext:value-type="float">
            <text:p>8</text:p>
          </table:table-cell>
          <table:table-cell table:formula="of:=IFERROR([.C2]/([.C2]-[.G2]);1)"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5169" calcext:value-type="float">
            <text:p>225169</text:p>
          </table:table-cell>
          <table:table-cell office:value-type="float" office:value="57854500000" calcext:value-type="float">
            <text:p>57854500000</text:p>
          </table:table-cell>
          <table:table-cell office:value-type="float" office:value="6" calcext:value-type="float">
            <text:p>6</text:p>
          </table:table-cell>
          <table:table-cell table:formula="of:=IFERROR([.C3]/([.C3]-[.G3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9341" calcext:value-type="float">
            <text:p>239341</text:p>
          </table:table-cell>
          <table:table-cell office:value-type="float" office:value="92773900000" calcext:value-type="float">
            <text:p>92773900000</text:p>
          </table:table-cell>
          <table:table-cell office:value-type="float" office:value="12" calcext:value-type="float">
            <text:p>12</text:p>
          </table:table-cell>
          <table:table-cell table:formula="of:=IFERROR([.C4]/([.C4]-[.G4]);1)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3782" calcext:value-type="float">
            <text:p>293782</text:p>
          </table:table-cell>
          <table:table-cell office:value-type="float" office:value="119350000000" calcext:value-type="float">
            <text:p>119350000000</text:p>
          </table:table-cell>
          <table:table-cell office:value-type="float" office:value="6" calcext:value-type="float">
            <text:p>6</text:p>
          </table:table-cell>
          <table:table-cell table:formula="of:=IFERROR([.C5]/([.C5]-[.G5]);1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1107" calcext:value-type="float">
            <text:p>271107</text:p>
          </table:table-cell>
          <table:table-cell office:value-type="float" office:value="107314000000" calcext:value-type="float">
            <text:p>107314000000</text:p>
          </table:table-cell>
          <table:table-cell office:value-type="float" office:value="12" calcext:value-type="float">
            <text:p>12</text:p>
          </table:table-cell>
          <table:table-cell table:formula="of:=IFERROR([.C6]/([.C6]-[.G6]);1)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098" calcext:value-type="float">
            <text:p>128098</text:p>
          </table:table-cell>
          <table:table-cell office:value-type="float" office:value="17549100000" calcext:value-type="float">
            <text:p>17549100000</text:p>
          </table:table-cell>
          <table:table-cell office:value-type="float" office:value="5" calcext:value-type="float">
            <text:p>5</text:p>
          </table:table-cell>
          <table:table-cell table:formula="of:=IFERROR([.C7]/([.C7]-[.G7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7892" calcext:value-type="float">
            <text:p>197892</text:p>
          </table:table-cell>
          <table:table-cell office:value-type="float" office:value="66438200000" calcext:value-type="float">
            <text:p>66438200000</text:p>
          </table:table-cell>
          <table:table-cell office:value-type="float" office:value="12" calcext:value-type="float">
            <text:p>12</text:p>
          </table:table-cell>
          <table:table-cell table:formula="of:=IFERROR([.C8]/([.C8]-[.G8]);1)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301" calcext:value-type="float">
            <text:p>210301</text:p>
          </table:table-cell>
          <table:table-cell office:value-type="float" office:value="44226500000" calcext:value-type="float">
            <text:p>44226500000</text:p>
          </table:table-cell>
          <table:table-cell office:value-type="float" office:value="3" calcext:value-type="float">
            <text:p>3</text:p>
          </table:table-cell>
          <table:table-cell table:formula="of:=IFERROR([.C9]/([.C9]-[.G9]);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5936" calcext:value-type="float">
            <text:p>305936</text:p>
          </table:table-cell>
          <table:table-cell office:value-type="float" office:value="113912000000" calcext:value-type="float">
            <text:p>113912000000</text:p>
          </table:table-cell>
          <table:table-cell office:value-type="float" office:value="17" calcext:value-type="float">
            <text:p>17</text:p>
          </table:table-cell>
          <table:table-cell table:formula="of:=IFERROR([.C10]/([.C10]-[.G10]);1)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2088" calcext:value-type="float">
            <text:p>102088</text:p>
          </table:table-cell>
          <table:table-cell office:value-type="float" office:value="10537000000" calcext:value-type="float">
            <text:p>10537000000</text:p>
          </table:table-cell>
          <table:table-cell office:value-type="float" office:value="6" calcext:value-type="float">
            <text:p>6</text:p>
          </table:table-cell>
          <table:table-cell table:formula="of:=IFERROR([.C11]/([.C11]-[.G11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2784" calcext:value-type="float">
            <text:p>272784</text:p>
          </table:table-cell>
          <table:table-cell office:value-type="float" office:value="85632400000" calcext:value-type="float">
            <text:p>85632400000</text:p>
          </table:table-cell>
          <table:table-cell office:value-type="float" office:value="8" calcext:value-type="float">
            <text:p>8</text:p>
          </table:table-cell>
          <table:table-cell table:formula="of:=IFERROR([.C12]/([.C12]-[.G12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7573" calcext:value-type="float">
            <text:p>227573</text:p>
          </table:table-cell>
          <table:table-cell office:value-type="float" office:value="76947100000" calcext:value-type="float">
            <text:p>76947100000</text:p>
          </table:table-cell>
          <table:table-cell office:value-type="float" office:value="17" calcext:value-type="float">
            <text:p>17</text:p>
          </table:table-cell>
          <table:table-cell table:formula="of:=IFERROR([.C13]/([.C13]-[.G13]);1)" office:value-type="float" office:value="2.30769230769231" calcext:value-type="float">
            <text:p>2.3076923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7796" calcext:value-type="float">
            <text:p>237796</text:p>
          </table:table-cell>
          <table:table-cell office:value-type="float" office:value="81637500000" calcext:value-type="float">
            <text:p>81637500000</text:p>
          </table:table-cell>
          <table:table-cell office:value-type="float" office:value="26" calcext:value-type="float">
            <text:p>26</text:p>
          </table:table-cell>
          <table:table-cell table:formula="of:=IFERROR([.C14]/([.C14]-[.G14]);1)" office:value-type="float" office:value="3.36363636363636" calcext:value-type="float">
            <text:p>3.3636363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30674" calcext:value-type="float">
            <text:p>230674</text:p>
          </table:table-cell>
          <table:table-cell office:value-type="float" office:value="70531300000" calcext:value-type="float">
            <text:p>70531300000</text:p>
          </table:table-cell>
          <table:table-cell office:value-type="float" office:value="25" calcext:value-type="float">
            <text:p>25</text:p>
          </table:table-cell>
          <table:table-cell table:formula="of:=IFERROR([.C15]/([.C15]-[.G15]);1)" office:value-type="float" office:value="2.78571428571429" calcext:value-type="float">
            <text:p>2.785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2555" calcext:value-type="float">
            <text:p>262555</text:p>
          </table:table-cell>
          <table:table-cell office:value-type="float" office:value="80190300000" calcext:value-type="float">
            <text:p>80190300000</text:p>
          </table:table-cell>
          <table:table-cell office:value-type="float" office:value="20" calcext:value-type="float">
            <text:p>20</text:p>
          </table:table-cell>
          <table:table-cell table:formula="of:=IFERROR([.C16]/([.C16]-[.G16]);1)" office:value-type="float" office:value="3.85714285714286" calcext:value-type="float">
            <text:p>3.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6529" calcext:value-type="float">
            <text:p>126529</text:p>
          </table:table-cell>
          <table:table-cell office:value-type="float" office:value="17240400000" calcext:value-type="float">
            <text:p>17240400000</text:p>
          </table:table-cell>
          <table:table-cell office:value-type="float" office:value="6" calcext:value-type="float">
            <text:p>6</text:p>
          </table:table-cell>
          <table:table-cell table:formula="of:=IFERROR([.C17]/([.C17]-[.G17]);1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8883" calcext:value-type="float">
            <text:p>298883</text:p>
          </table:table-cell>
          <table:table-cell office:value-type="float" office:value="99460800000" calcext:value-type="float">
            <text:p>99460800000</text:p>
          </table:table-cell>
          <table:table-cell office:value-type="float" office:value="14" calcext:value-type="float">
            <text:p>14</text:p>
          </table:table-cell>
          <table:table-cell table:formula="of:=IFERROR([.C18]/([.C18]-[.G18]);1)" office:value-type="float" office:value="3.33333333333333" calcext:value-type="float">
            <text:p>3.3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8177" calcext:value-type="float">
            <text:p>158177</text:p>
          </table:table-cell>
          <table:table-cell office:value-type="float" office:value="35847400000" calcext:value-type="float">
            <text:p>35847400000</text:p>
          </table:table-cell>
          <table:table-cell office:value-type="float" office:value="10" calcext:value-type="float">
            <text:p>10</text:p>
          </table:table-cell>
          <table:table-cell table:formula="of:=IFERROR([.C19]/([.C19]-[.G19]);1)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9388" calcext:value-type="float">
            <text:p>309388</text:p>
          </table:table-cell>
          <table:table-cell office:value-type="float" office:value="105547000000" calcext:value-type="float">
            <text:p>105547000000</text:p>
          </table:table-cell>
          <table:table-cell office:value-type="float" office:value="15" calcext:value-type="float">
            <text:p>15</text:p>
          </table:table-cell>
          <table:table-cell table:formula="of:=IFERROR([.C20]/([.C20]-[.G20]);1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0067" calcext:value-type="float">
            <text:p>210067</text:p>
          </table:table-cell>
          <table:table-cell office:value-type="float" office:value="63211500000" calcext:value-type="float">
            <text:p>63211500000</text:p>
          </table:table-cell>
          <table:table-cell office:value-type="float" office:value="15" calcext:value-type="float">
            <text:p>15</text:p>
          </table:table-cell>
          <table:table-cell table:formula="of:=IFERROR([.C21]/([.C21]-[.G21]);1)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5212" calcext:value-type="float">
            <text:p>205212</text:p>
          </table:table-cell>
          <table:table-cell office:value-type="float" office:value="46163400000" calcext:value-type="float">
            <text:p>46163400000</text:p>
          </table:table-cell>
          <table:table-cell office:value-type="float" office:value="12" calcext:value-type="float">
            <text:p>12</text:p>
          </table:table-cell>
          <table:table-cell table:formula="of:=IFERROR([.C22]/([.C22]-[.G22]);1)" office:value-type="float" office:value="2.71428571428571" calcext:value-type="float">
            <text:p>2.714285714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9611" calcext:value-type="float">
            <text:p>249611</text:p>
          </table:table-cell>
          <table:table-cell office:value-type="float" office:value="90617000000" calcext:value-type="float">
            <text:p>90617000000</text:p>
          </table:table-cell>
          <table:table-cell office:value-type="float" office:value="6" calcext:value-type="float">
            <text:p>6</text:p>
          </table:table-cell>
          <table:table-cell table:formula="of:=IFERROR([.C23]/([.C23]-[.G23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3219" calcext:value-type="float">
            <text:p>103219</text:p>
          </table:table-cell>
          <table:table-cell office:value-type="float" office:value="10675300000" calcext:value-type="float">
            <text:p>10675300000</text:p>
          </table:table-cell>
          <table:table-cell office:value-type="float" office:value="8" calcext:value-type="float">
            <text:p>8</text:p>
          </table:table-cell>
          <table:table-cell table:formula="of:=IFERROR([.C24]/([.C24]-[.G24])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8601" calcext:value-type="float">
            <text:p>208601</text:p>
          </table:table-cell>
          <table:table-cell office:value-type="float" office:value="50234200000" calcext:value-type="float">
            <text:p>50234200000</text:p>
          </table:table-cell>
          <table:table-cell office:value-type="float" office:value="13" calcext:value-type="float">
            <text:p>13</text:p>
          </table:table-cell>
          <table:table-cell table:formula="of:=IFERROR([.C25]/([.C25]-[.G25]);1)"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2619" calcext:value-type="float">
            <text:p>132619</text:p>
          </table:table-cell>
          <table:table-cell office:value-type="float" office:value="29715800000" calcext:value-type="float">
            <text:p>29715800000</text:p>
          </table:table-cell>
          <table:table-cell office:value-type="float" office:value="20" calcext:value-type="float">
            <text:p>20</text:p>
          </table:table-cell>
          <table:table-cell table:formula="of:=IFERROR([.C26]/([.C26]-[.G26]);1)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3486" calcext:value-type="float">
            <text:p>143486</text:p>
          </table:table-cell>
          <table:table-cell office:value-type="float" office:value="26877300000" calcext:value-type="float">
            <text:p>26877300000</text:p>
          </table:table-cell>
          <table:table-cell office:value-type="float" office:value="11" calcext:value-type="float">
            <text:p>11</text:p>
          </table:table-cell>
          <table:table-cell table:formula="of:=IFERROR([.C27]/([.C27]-[.G27]);1)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760.3" calcext:value-type="float">
            <text:p>71760.3</text:p>
          </table:table-cell>
          <table:table-cell office:value-type="float" office:value="5149540000" calcext:value-type="float">
            <text:p>5149540000</text:p>
          </table:table-cell>
          <table:table-cell office:value-type="float" office:value="4" calcext:value-type="float">
            <text:p>4</text:p>
          </table:table-cell>
          <table:table-cell table:formula="of:=IFERROR([.C28]/([.C28]-[.G28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3493" calcext:value-type="float">
            <text:p>153493</text:p>
          </table:table-cell>
          <table:table-cell office:value-type="float" office:value="31757200000" calcext:value-type="float">
            <text:p>31757200000</text:p>
          </table:table-cell>
          <table:table-cell office:value-type="float" office:value="10" calcext:value-type="float">
            <text:p>10</text:p>
          </table:table-cell>
          <table:table-cell table:formula="of:=IFERROR([.C29]/([.C29]-[.G29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9214" calcext:value-type="float">
            <text:p>169214</text:p>
          </table:table-cell>
          <table:table-cell office:value-type="float" office:value="36880500000" calcext:value-type="float">
            <text:p>36880500000</text:p>
          </table:table-cell>
          <table:table-cell office:value-type="float" office:value="16" calcext:value-type="float">
            <text:p>16</text:p>
          </table:table-cell>
          <table:table-cell table:formula="of:=IFERROR([.C30]/([.C30]-[.G30]);1)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774" calcext:value-type="float">
            <text:p>115774</text:p>
          </table:table-cell>
          <table:table-cell office:value-type="float" office:value="13465900000" calcext:value-type="float">
            <text:p>13465900000</text:p>
          </table:table-cell>
          <table:table-cell office:value-type="float" office:value="5" calcext:value-type="float">
            <text:p>5</text:p>
          </table:table-cell>
          <table:table-cell table:formula="of:=IFERROR([.C31]/([.C31]-[.G31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0533" calcext:value-type="float">
            <text:p>240533</text:p>
          </table:table-cell>
          <table:table-cell office:value-type="float" office:value="67610800000" calcext:value-type="float">
            <text:p>67610800000</text:p>
          </table:table-cell>
          <table:table-cell office:value-type="float" office:value="24" calcext:value-type="float">
            <text:p>24</text:p>
          </table:table-cell>
          <table:table-cell table:formula="of:=IFERROR([.C32]/([.C32]-[.G32]);1)" office:value-type="float" office:value="3.18181818181818" calcext:value-type="float">
            <text:p>3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793.6" calcext:value-type="float">
            <text:p>66793.6</text:p>
          </table:table-cell>
          <table:table-cell office:value-type="float" office:value="4461390000" calcext:value-type="float">
            <text:p>4461390000</text:p>
          </table:table-cell>
          <table:table-cell office:value-type="float" office:value="4" calcext:value-type="float">
            <text:p>4</text:p>
          </table:table-cell>
          <table:table-cell table:formula="of:=IFERROR([.C33]/([.C33]-[.G33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98637" calcext:value-type="float">
            <text:p>198637</text:p>
          </table:table-cell>
          <table:table-cell office:value-type="float" office:value="46785900000" calcext:value-type="float">
            <text:p>46785900000</text:p>
          </table:table-cell>
          <table:table-cell office:value-type="float" office:value="23" calcext:value-type="float">
            <text:p>23</text:p>
          </table:table-cell>
          <table:table-cell table:formula="of:=IFERROR([.C34]/([.C34]-[.G34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8820" calcext:value-type="float">
            <text:p>268820</text:p>
          </table:table-cell>
          <table:table-cell office:value-type="float" office:value="74034500000" calcext:value-type="float">
            <text:p>74034500000</text:p>
          </table:table-cell>
          <table:table-cell office:value-type="float" office:value="4" calcext:value-type="float">
            <text:p>4</text:p>
          </table:table-cell>
          <table:table-cell table:formula="of:=IFERROR([.C35]/([.C35]-[.G35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4363" calcext:value-type="float">
            <text:p>134363</text:p>
          </table:table-cell>
          <table:table-cell office:value-type="float" office:value="26407800000" calcext:value-type="float">
            <text:p>26407800000</text:p>
          </table:table-cell>
          <table:table-cell office:value-type="float" office:value="9" calcext:value-type="float">
            <text:p>9</text:p>
          </table:table-cell>
          <table:table-cell table:formula="of:=IFERROR([.C36]/([.C36]-[.G36]);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48614" calcext:value-type="float">
            <text:p>248614</text:p>
          </table:table-cell>
          <table:table-cell office:value-type="float" office:value="65965700000" calcext:value-type="float">
            <text:p>65965700000</text:p>
          </table:table-cell>
          <table:table-cell office:value-type="float" office:value="27" calcext:value-type="float">
            <text:p>27</text:p>
          </table:table-cell>
          <table:table-cell table:formula="of:=IFERROR([.C37]/([.C37]-[.G37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9660" calcext:value-type="float">
            <text:p>249660</text:p>
          </table:table-cell>
          <table:table-cell office:value-type="float" office:value="69436300000" calcext:value-type="float">
            <text:p>69436300000</text:p>
          </table:table-cell>
          <table:table-cell office:value-type="float" office:value="17" calcext:value-type="float">
            <text:p>17</text:p>
          </table:table-cell>
          <table:table-cell table:formula="of:=IFERROR([.C38]/([.C38]-[.G38]);1)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6942" calcext:value-type="float">
            <text:p>206942</text:p>
          </table:table-cell>
          <table:table-cell office:value-type="float" office:value="56587000000" calcext:value-type="float">
            <text:p>56587000000</text:p>
          </table:table-cell>
          <table:table-cell office:value-type="float" office:value="7" calcext:value-type="float">
            <text:p>7</text:p>
          </table:table-cell>
          <table:table-cell table:formula="of:=IFERROR([.C39]/([.C39]-[.G39]);1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17545" calcext:value-type="float">
            <text:p>217545</text:p>
          </table:table-cell>
          <table:table-cell office:value-type="float" office:value="54378800000" calcext:value-type="float">
            <text:p>54378800000</text:p>
          </table:table-cell>
          <table:table-cell office:value-type="float" office:value="26" calcext:value-type="float">
            <text:p>26</text:p>
          </table:table-cell>
          <table:table-cell table:formula="of:=IFERROR([.C40]/([.C40]-[.G40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383" calcext:value-type="float">
            <text:p>128383</text:p>
          </table:table-cell>
          <table:table-cell office:value-type="float" office:value="18764000000" calcext:value-type="float">
            <text:p>18764000000</text:p>
          </table:table-cell>
          <table:table-cell office:value-type="float" office:value="5" calcext:value-type="float">
            <text:p>5</text:p>
          </table:table-cell>
          <table:table-cell table:formula="of:=IFERROR([.C41]/([.C41]-[.G41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8453" calcext:value-type="float">
            <text:p>278453</text:p>
          </table:table-cell>
          <table:table-cell office:value-type="float" office:value="80500000000" calcext:value-type="float">
            <text:p>80500000000</text:p>
          </table:table-cell>
          <table:table-cell office:value-type="float" office:value="13" calcext:value-type="float">
            <text:p>13</text:p>
          </table:table-cell>
          <table:table-cell table:formula="of:=IFERROR([.C42]/([.C42]-[.G42]);1)"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94725" calcext:value-type="float">
            <text:p>194725</text:p>
          </table:table-cell>
          <table:table-cell office:value-type="float" office:value="47535500000" calcext:value-type="float">
            <text:p>47535500000</text:p>
          </table:table-cell>
          <table:table-cell office:value-type="float" office:value="26" calcext:value-type="float">
            <text:p>26</text:p>
          </table:table-cell>
          <table:table-cell table:formula="of:=IFERROR([.C43]/([.C43]-[.G43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0933" calcext:value-type="float">
            <text:p>190933</text:p>
          </table:table-cell>
          <table:table-cell office:value-type="float" office:value="49150300000" calcext:value-type="float">
            <text:p>49150300000</text:p>
          </table:table-cell>
          <table:table-cell office:value-type="float" office:value="8" calcext:value-type="float">
            <text:p>8</text:p>
          </table:table-cell>
          <table:table-cell table:formula="of:=IFERROR([.C44]/([.C44]-[.G44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4045" calcext:value-type="float">
            <text:p>224045</text:p>
          </table:table-cell>
          <table:table-cell office:value-type="float" office:value="60386100000" calcext:value-type="float">
            <text:p>60386100000</text:p>
          </table:table-cell>
          <table:table-cell office:value-type="float" office:value="20" calcext:value-type="float">
            <text:p>20</text:p>
          </table:table-cell>
          <table:table-cell table:formula="of:=IFERROR([.C45]/([.C45]-[.G45]);1)"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6909" calcext:value-type="float">
            <text:p>196909</text:p>
          </table:table-cell>
          <table:table-cell office:value-type="float" office:value="40985400000" calcext:value-type="float">
            <text:p>40985400000</text:p>
          </table:table-cell>
          <table:table-cell office:value-type="float" office:value="19" calcext:value-type="float">
            <text:p>19</text:p>
          </table:table-cell>
          <table:table-cell table:formula="of:=IFERROR([.C46]/([.C46]-[.G46]);1)"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7149" calcext:value-type="float">
            <text:p>117149</text:p>
          </table:table-cell>
          <table:table-cell office:value-type="float" office:value="15128900000" calcext:value-type="float">
            <text:p>15128900000</text:p>
          </table:table-cell>
          <table:table-cell office:value-type="float" office:value="8" calcext:value-type="float">
            <text:p>8</text:p>
          </table:table-cell>
          <table:table-cell table:formula="of:=IFERROR([.C47]/([.C47]-[.G47]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8257" calcext:value-type="float">
            <text:p>258257</text:p>
          </table:table-cell>
          <table:table-cell office:value-type="float" office:value="71758800000" calcext:value-type="float">
            <text:p>71758800000</text:p>
          </table:table-cell>
          <table:table-cell office:value-type="float" office:value="25" calcext:value-type="float">
            <text:p>25</text:p>
          </table:table-cell>
          <table:table-cell table:formula="of:=IFERROR([.C48]/([.C48]-[.G48]);1)" office:value-type="float" office:value="2.78571428571429" calcext:value-type="float">
            <text:p>2.78571428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3569" calcext:value-type="float">
            <text:p>143569</text:p>
          </table:table-cell>
          <table:table-cell office:value-type="float" office:value="23166100000" calcext:value-type="float">
            <text:p>23166100000</text:p>
          </table:table-cell>
          <table:table-cell office:value-type="float" office:value="13" calcext:value-type="float">
            <text:p>13</text:p>
          </table:table-cell>
          <table:table-cell table:formula="of:=IFERROR([.C49]/([.C49]-[.G49]);1)"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5537" calcext:value-type="float">
            <text:p>245537</text:p>
          </table:table-cell>
          <table:table-cell office:value-type="float" office:value="71314000000" calcext:value-type="float">
            <text:p>71314000000</text:p>
          </table:table-cell>
          <table:table-cell office:value-type="float" office:value="12" calcext:value-type="float">
            <text:p>12</text:p>
          </table:table-cell>
          <table:table-cell table:formula="of:=IFERROR([.C50]/([.C50]-[.G50]);1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6752" calcext:value-type="float">
            <text:p>296752</text:p>
          </table:table-cell>
          <table:table-cell office:value-type="float" office:value="91040700000" calcext:value-type="float">
            <text:p>91040700000</text:p>
          </table:table-cell>
          <table:table-cell office:value-type="float" office:value="11" calcext:value-type="float">
            <text:p>11</text:p>
          </table:table-cell>
          <table:table-cell table:formula="of:=IFERROR([.C51]/([.C51]-[.G51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29310" calcext:value-type="float">
            <text:p>229310</text:p>
          </table:table-cell>
          <table:table-cell office:value-type="float" office:value="61380200000" calcext:value-type="float">
            <text:p>61380200000</text:p>
          </table:table-cell>
          <table:table-cell office:value-type="float" office:value="27" calcext:value-type="float">
            <text:p>27</text:p>
          </table:table-cell>
          <table:table-cell table:formula="of:=IFERROR([.C52]/([.C52]-[.G52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9894" calcext:value-type="float">
            <text:p>239894</text:p>
          </table:table-cell>
          <table:table-cell office:value-type="float" office:value="68402200000" calcext:value-type="float">
            <text:p>68402200000</text:p>
          </table:table-cell>
          <table:table-cell office:value-type="float" office:value="27" calcext:value-type="float">
            <text:p>27</text:p>
          </table:table-cell>
          <table:table-cell table:formula="of:=IFERROR([.C53]/([.C53]-[.G53]);1)" office:value-type="float" office:value="3.25" calcext:value-type="float">
            <text:p>3.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2531" calcext:value-type="float">
            <text:p>142531</text:p>
          </table:table-cell>
          <table:table-cell office:value-type="float" office:value="33605700000" calcext:value-type="float">
            <text:p>33605700000</text:p>
          </table:table-cell>
          <table:table-cell office:value-type="float" office:value="5" calcext:value-type="float">
            <text:p>5</text:p>
          </table:table-cell>
          <table:table-cell table:formula="of:=IFERROR([.C54]/([.C54]-[.G54]);1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6481" calcext:value-type="float">
            <text:p>266481</text:p>
          </table:table-cell>
          <table:table-cell office:value-type="float" office:value="94803800000" calcext:value-type="float">
            <text:p>94803800000</text:p>
          </table:table-cell>
          <table:table-cell office:value-type="float" office:value="4" calcext:value-type="float">
            <text:p>4</text:p>
          </table:table-cell>
          <table:table-cell table:formula="of:=IFERROR([.C55]/([.C55]-[.G55]);1)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0649" calcext:value-type="float">
            <text:p>190649</text:p>
          </table:table-cell>
          <table:table-cell office:value-type="float" office:value="45381500000" calcext:value-type="float">
            <text:p>45381500000</text:p>
          </table:table-cell>
          <table:table-cell office:value-type="float" office:value="10" calcext:value-type="float">
            <text:p>10</text:p>
          </table:table-cell>
          <table:table-cell table:formula="of:=IFERROR([.C56]/([.C56]-[.G56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022" calcext:value-type="float">
            <text:p>156022</text:p>
          </table:table-cell>
          <table:table-cell office:value-type="float" office:value="25152700000" calcext:value-type="float">
            <text:p>25152700000</text:p>
          </table:table-cell>
          <table:table-cell office:value-type="float" office:value="2" calcext:value-type="float">
            <text:p>2</text:p>
          </table:table-cell>
          <table:table-cell table:formula="of:=IFERROR([.C57]/([.C57]-[.G57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862" calcext:value-type="float">
            <text:p>44862</text:p>
          </table:table-cell>
          <table:table-cell office:value-type="float" office:value="2012600000" calcext:value-type="float">
            <text:p>2012600000</text:p>
          </table:table-cell>
          <table:table-cell office:value-type="float" office:value="4" calcext:value-type="float">
            <text:p>4</text:p>
          </table:table-cell>
          <table:table-cell table:formula="of:=IFERROR([.C58]/([.C58]-[.G58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7744" calcext:value-type="float">
            <text:p>267744</text:p>
          </table:table-cell>
          <table:table-cell office:value-type="float" office:value="76453200000" calcext:value-type="float">
            <text:p>76453200000</text:p>
          </table:table-cell>
          <table:table-cell office:value-type="float" office:value="21" calcext:value-type="float">
            <text:p>21</text:p>
          </table:table-cell>
          <table:table-cell table:formula="of:=IFERROR([.C59]/([.C59]-[.G59]);1)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4032" calcext:value-type="float">
            <text:p>174032</text:p>
          </table:table-cell>
          <table:table-cell office:value-type="float" office:value="40540100000" calcext:value-type="float">
            <text:p>40540100000</text:p>
          </table:table-cell>
          <table:table-cell office:value-type="float" office:value="9" calcext:value-type="float">
            <text:p>9</text:p>
          </table:table-cell>
          <table:table-cell table:formula="of:=IFERROR([.C60]/([.C60]-[.G60]);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4156" calcext:value-type="float">
            <text:p>174156</text:p>
          </table:table-cell>
          <table:table-cell office:value-type="float" office:value="32414800000" calcext:value-type="float">
            <text:p>32414800000</text:p>
          </table:table-cell>
          <table:table-cell office:value-type="float" office:value="11" calcext:value-type="float">
            <text:p>11</text:p>
          </table:table-cell>
          <table:table-cell table:formula="of:=IFERROR([.C61]/([.C61]-[.G61]);1)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7543" calcext:value-type="float">
            <text:p>217543</text:p>
          </table:table-cell>
          <table:table-cell office:value-type="float" office:value="47695000000" calcext:value-type="float">
            <text:p>47695000000</text:p>
          </table:table-cell>
          <table:table-cell office:value-type="float" office:value="14" calcext:value-type="float">
            <text:p>14</text:p>
          </table:table-cell>
          <table:table-cell table:formula="of:=IFERROR([.C62]/([.C62]-[.G62]);1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10480" calcext:value-type="float">
            <text:p>210480</text:p>
          </table:table-cell>
          <table:table-cell office:value-type="float" office:value="52514900000" calcext:value-type="float">
            <text:p>52514900000</text:p>
          </table:table-cell>
          <table:table-cell office:value-type="float" office:value="25" calcext:value-type="float">
            <text:p>25</text:p>
          </table:table-cell>
          <table:table-cell table:formula="of:=IFERROR([.C63]/([.C63]-[.G63]);1)" office:value-type="float" office:value="2.78571428571429" calcext:value-type="float">
            <text:p>2.7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6774" calcext:value-type="float">
            <text:p>96774</text:p>
          </table:table-cell>
          <table:table-cell office:value-type="float" office:value="9407520000" calcext:value-type="float">
            <text:p>9407520000</text:p>
          </table:table-cell>
          <table:table-cell office:value-type="float" office:value="6" calcext:value-type="float">
            <text:p>6</text:p>
          </table:table-cell>
          <table:table-cell table:formula="of:=IFERROR([.C64]/([.C64]-[.G64]);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0991" calcext:value-type="float">
            <text:p>160991</text:p>
          </table:table-cell>
          <table:table-cell office:value-type="float" office:value="26267200000" calcext:value-type="float">
            <text:p>26267200000</text:p>
          </table:table-cell>
          <table:table-cell office:value-type="float" office:value="12" calcext:value-type="float">
            <text:p>12</text:p>
          </table:table-cell>
          <table:table-cell table:formula="of:=IFERROR([.C65]/([.C65]-[.G65]);1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2077" calcext:value-type="float">
            <text:p>142077</text:p>
          </table:table-cell>
          <table:table-cell office:value-type="float" office:value="22998300000" calcext:value-type="float">
            <text:p>22998300000</text:p>
          </table:table-cell>
          <table:table-cell office:value-type="float" office:value="10" calcext:value-type="float">
            <text:p>10</text:p>
          </table:table-cell>
          <table:table-cell table:formula="of:=IFERROR([.C66]/([.C66]-[.G6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324.2" calcext:value-type="float">
            <text:p>76324.2</text:p>
          </table:table-cell>
          <table:table-cell office:value-type="float" office:value="5825380000" calcext:value-type="float">
            <text:p>5825380000</text:p>
          </table:table-cell>
          <table:table-cell office:value-type="float" office:value="4" calcext:value-type="float">
            <text:p>4</text:p>
          </table:table-cell>
          <table:table-cell table:formula="of:=IFERROR([.C67]/([.C67]-[.G67]);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4108" calcext:value-type="float">
            <text:p>144108</text:p>
          </table:table-cell>
          <table:table-cell office:value-type="float" office:value="26028900000" calcext:value-type="float">
            <text:p>26028900000</text:p>
          </table:table-cell>
          <table:table-cell office:value-type="float" office:value="11" calcext:value-type="float">
            <text:p>11</text:p>
          </table:table-cell>
          <table:table-cell table:formula="of:=IFERROR([.C68]/([.C68]-[.G68]);1)" office:value-type="float" office:value="2.57142857142857" calcext:value-type="float">
            <text:p>2.5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6223" calcext:value-type="float">
            <text:p>206223</text:p>
          </table:table-cell>
          <table:table-cell office:value-type="float" office:value="53161700000" calcext:value-type="float">
            <text:p>53161700000</text:p>
          </table:table-cell>
          <table:table-cell office:value-type="float" office:value="13" calcext:value-type="float">
            <text:p>13</text:p>
          </table:table-cell>
          <table:table-cell table:formula="of:=IFERROR([.C69]/([.C69]-[.G69]);1)"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0237" calcext:value-type="float">
            <text:p>180237</text:p>
          </table:table-cell>
          <table:table-cell office:value-type="float" office:value="44858800000" calcext:value-type="float">
            <text:p>44858800000</text:p>
          </table:table-cell>
          <table:table-cell office:value-type="float" office:value="4" calcext:value-type="float">
            <text:p>4</text:p>
          </table:table-cell>
          <table:table-cell table:formula="of:=IFERROR([.C70]/([.C70]-[.G70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891.6" calcext:value-type="float">
            <text:p>94891.6</text:p>
          </table:table-cell>
          <table:table-cell office:value-type="float" office:value="9070850000" calcext:value-type="float">
            <text:p>9070850000</text:p>
          </table:table-cell>
          <table:table-cell office:value-type="float" office:value="2" calcext:value-type="float">
            <text:p>2</text:p>
          </table:table-cell>
          <table:table-cell table:formula="of:=IFERROR([.C71]/([.C71]-[.G71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39564" calcext:value-type="float">
            <text:p>239564</text:p>
          </table:table-cell>
          <table:table-cell office:value-type="float" office:value="67637800000" calcext:value-type="float">
            <text:p>67637800000</text:p>
          </table:table-cell>
          <table:table-cell office:value-type="float" office:value="25" calcext:value-type="float">
            <text:p>25</text:p>
          </table:table-cell>
          <table:table-cell table:formula="of:=IFERROR([.C72]/([.C72]-[.G72]);1)" office:value-type="float" office:value="2.78571428571429" calcext:value-type="float">
            <text:p>2.7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542" calcext:value-type="float">
            <text:p>144542</text:p>
          </table:table-cell>
          <table:table-cell office:value-type="float" office:value="32022600000" calcext:value-type="float">
            <text:p>32022600000</text:p>
          </table:table-cell>
          <table:table-cell office:value-type="float" office:value="6" calcext:value-type="float">
            <text:p>6</text:p>
          </table:table-cell>
          <table:table-cell table:formula="of:=IFERROR([.C73]/([.C73]-[.G73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4733.1" calcext:value-type="float">
            <text:p>84733.1</text:p>
          </table:table-cell>
          <table:table-cell office:value-type="float" office:value="7412000000" calcext:value-type="float">
            <text:p>7412000000</text:p>
          </table:table-cell>
          <table:table-cell office:value-type="float" office:value="6" calcext:value-type="float">
            <text:p>6</text:p>
          </table:table-cell>
          <table:table-cell table:formula="of:=IFERROR([.C74]/([.C74]-[.G74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5888" calcext:value-type="float">
            <text:p>185888</text:p>
          </table:table-cell>
          <table:table-cell office:value-type="float" office:value="46777900000" calcext:value-type="float">
            <text:p>46777900000</text:p>
          </table:table-cell>
          <table:table-cell office:value-type="float" office:value="11" calcext:value-type="float">
            <text:p>11</text:p>
          </table:table-cell>
          <table:table-cell table:formula="of:=IFERROR([.C75]/([.C75]-[.G75]);1)" office:value-type="float" office:value="2.83333333333333" calcext:value-type="float">
            <text:p>2.8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9290" calcext:value-type="float">
            <text:p>219290</text:p>
          </table:table-cell>
          <table:table-cell office:value-type="float" office:value="58379400000" calcext:value-type="float">
            <text:p>58379400000</text:p>
          </table:table-cell>
          <table:table-cell office:value-type="float" office:value="15" calcext:value-type="float">
            <text:p>15</text:p>
          </table:table-cell>
          <table:table-cell table:formula="of:=IFERROR([.C76]/([.C76]-[.G76]);1)" office:value-type="float" office:value="3.5" calcext:value-type="float">
            <text:p>3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4035" calcext:value-type="float">
            <text:p>174035</text:p>
          </table:table-cell>
          <table:table-cell office:value-type="float" office:value="35980900000" calcext:value-type="float">
            <text:p>35980900000</text:p>
          </table:table-cell>
          <table:table-cell office:value-type="float" office:value="9" calcext:value-type="float">
            <text:p>9</text:p>
          </table:table-cell>
          <table:table-cell table:formula="of:=IFERROR([.C77]/([.C77]-[.G77]);1)" office:value-type="float" office:value="3.25" calcext:value-type="float">
            <text:p>3.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6797" calcext:value-type="float">
            <text:p>146797</text:p>
          </table:table-cell>
          <table:table-cell office:value-type="float" office:value="28443000000" calcext:value-type="float">
            <text:p>28443000000</text:p>
          </table:table-cell>
          <table:table-cell office:value-type="float" office:value="17" calcext:value-type="float">
            <text:p>17</text:p>
          </table:table-cell>
          <table:table-cell table:formula="of:=IFERROR([.C78]/([.C78]-[.G78]);1)"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9039" calcext:value-type="float">
            <text:p>199039</text:p>
          </table:table-cell>
          <table:table-cell office:value-type="float" office:value="44029700000" calcext:value-type="float">
            <text:p>44029700000</text:p>
          </table:table-cell>
          <table:table-cell office:value-type="float" office:value="20" calcext:value-type="float">
            <text:p>20</text:p>
          </table:table-cell>
          <table:table-cell table:formula="of:=IFERROR([.C79]/([.C79]-[.G79]);1)" office:value-type="float" office:value="3.5" calcext:value-type="float">
            <text:p>3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7658" calcext:value-type="float">
            <text:p>177658</text:p>
          </table:table-cell>
          <table:table-cell office:value-type="float" office:value="36393900000" calcext:value-type="float">
            <text:p>36393900000</text:p>
          </table:table-cell>
          <table:table-cell office:value-type="float" office:value="9" calcext:value-type="float">
            <text:p>9</text:p>
          </table:table-cell>
          <table:table-cell table:formula="of:=IFERROR([.C80]/([.C80]-[.G80]);1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9966" calcext:value-type="float">
            <text:p>139966</text:p>
          </table:table-cell>
          <table:table-cell office:value-type="float" office:value="22888700000" calcext:value-type="float">
            <text:p>22888700000</text:p>
          </table:table-cell>
          <table:table-cell office:value-type="float" office:value="13" calcext:value-type="float">
            <text:p>13</text:p>
          </table:table-cell>
          <table:table-cell table:formula="of:=IFERROR([.C81]/([.C81]-[.G81]);1)" office:value-type="float" office:value="3.6" calcext:value-type="float">
            <text:p>3.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2502" calcext:value-type="float">
            <text:p>112502</text:p>
          </table:table-cell>
          <table:table-cell office:value-type="float" office:value="15953100000" calcext:value-type="float">
            <text:p>15953100000</text:p>
          </table:table-cell>
          <table:table-cell office:value-type="float" office:value="7" calcext:value-type="float">
            <text:p>7</text:p>
          </table:table-cell>
          <table:table-cell table:formula="of:=IFERROR([.C82]/([.C82]-[.G82]);1)"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2717" calcext:value-type="float">
            <text:p>182717</text:p>
          </table:table-cell>
          <table:table-cell office:value-type="float" office:value="44246700000" calcext:value-type="float">
            <text:p>44246700000</text:p>
          </table:table-cell>
          <table:table-cell office:value-type="float" office:value="8" calcext:value-type="float">
            <text:p>8</text:p>
          </table:table-cell>
          <table:table-cell table:formula="of:=IFERROR([.C83]/([.C83]-[.G83]);1)" office:value-type="float" office:value="2.14285714285714" calcext:value-type="float">
            <text:p>2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3366" calcext:value-type="float">
            <text:p>173366</text:p>
          </table:table-cell>
          <table:table-cell office:value-type="float" office:value="45204400000" calcext:value-type="float">
            <text:p>45204400000</text:p>
          </table:table-cell>
          <table:table-cell office:value-type="float" office:value="8" calcext:value-type="float">
            <text:p>8</text:p>
          </table:table-cell>
          <table:table-cell table:formula="of:=IFERROR([.C84]/([.C84]-[.G84])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4773" calcext:value-type="float">
            <text:p>144773</text:p>
          </table:table-cell>
          <table:table-cell office:value-type="float" office:value="27888600000" calcext:value-type="float">
            <text:p>27888600000</text:p>
          </table:table-cell>
          <table:table-cell office:value-type="float" office:value="5" calcext:value-type="float">
            <text:p>5</text:p>
          </table:table-cell>
          <table:table-cell table:formula="of:=IFERROR([.C85]/([.C85]-[.G85]);1)" office:value-type="float" office:value="3.5" calcext:value-type="float">
            <text:p>3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8463" calcext:value-type="float">
            <text:p>118463</text:p>
          </table:table-cell>
          <table:table-cell office:value-type="float" office:value="14657300000" calcext:value-type="float">
            <text:p>14657300000</text:p>
          </table:table-cell>
          <table:table-cell office:value-type="float" office:value="4" calcext:value-type="float">
            <text:p>4</text:p>
          </table:table-cell>
          <table:table-cell table:formula="of:=IFERROR([.C86]/([.C86]-[.G86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3154" calcext:value-type="float">
            <text:p>183154</text:p>
          </table:table-cell>
          <table:table-cell office:value-type="float" office:value="38708000000" calcext:value-type="float">
            <text:p>38708000000</text:p>
          </table:table-cell>
          <table:table-cell office:value-type="float" office:value="13" calcext:value-type="float">
            <text:p>13</text:p>
          </table:table-cell>
          <table:table-cell table:formula="of:=IFERROR([.C87]/([.C87]-[.G87]);1)"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5292" calcext:value-type="float">
            <text:p>225292</text:p>
          </table:table-cell>
          <table:table-cell office:value-type="float" office:value="54588900000" calcext:value-type="float">
            <text:p>54588900000</text:p>
          </table:table-cell>
          <table:table-cell office:value-type="float" office:value="13" calcext:value-type="float">
            <text:p>13</text:p>
          </table:table-cell>
          <table:table-cell table:formula="of:=IFERROR([.C88]/([.C88]-[.G88]);1)"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8651" calcext:value-type="float">
            <text:p>178651</text:p>
          </table:table-cell>
          <table:table-cell office:value-type="float" office:value="37222200000" calcext:value-type="float">
            <text:p>37222200000</text:p>
          </table:table-cell>
          <table:table-cell office:value-type="float" office:value="25" calcext:value-type="float">
            <text:p>25</text:p>
          </table:table-cell>
          <table:table-cell table:formula="of:=IFERROR([.C89]/([.C89]-[.G89]);1)" office:value-type="float" office:value="2.78571428571429" calcext:value-type="float">
            <text:p>2.7857142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2168" calcext:value-type="float">
            <text:p>182168</text:p>
          </table:table-cell>
          <table:table-cell office:value-type="float" office:value="42675000000" calcext:value-type="float">
            <text:p>42675000000</text:p>
          </table:table-cell>
          <table:table-cell office:value-type="float" office:value="17" calcext:value-type="float">
            <text:p>17</text:p>
          </table:table-cell>
          <table:table-cell table:formula="of:=IFERROR([.C90]/([.C90]-[.G90]);1)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4539" calcext:value-type="float">
            <text:p>134539</text:p>
          </table:table-cell>
          <table:table-cell office:value-type="float" office:value="24013400000" calcext:value-type="float">
            <text:p>24013400000</text:p>
          </table:table-cell>
          <table:table-cell office:value-type="float" office:value="8" calcext:value-type="float">
            <text:p>8</text:p>
          </table:table-cell>
          <table:table-cell table:formula="of:=IFERROR([.C91]/([.C91]-[.G91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164" calcext:value-type="float">
            <text:p>112164</text:p>
          </table:table-cell>
          <table:table-cell office:value-type="float" office:value="12887700000" calcext:value-type="float">
            <text:p>12887700000</text:p>
          </table:table-cell>
          <table:table-cell office:value-type="float" office:value="4" calcext:value-type="float">
            <text:p>4</text:p>
          </table:table-cell>
          <table:table-cell table:formula="of:=IFERROR([.C92]/([.C92]-[.G92]);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9074" calcext:value-type="float">
            <text:p>269074</text:p>
          </table:table-cell>
          <table:table-cell office:value-type="float" office:value="82856400000" calcext:value-type="float">
            <text:p>82856400000</text:p>
          </table:table-cell>
          <table:table-cell office:value-type="float" office:value="7" calcext:value-type="float">
            <text:p>7</text:p>
          </table:table-cell>
          <table:table-cell table:formula="of:=IFERROR([.C93]/([.C93]-[.G93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7689" calcext:value-type="float">
            <text:p>207689</text:p>
          </table:table-cell>
          <table:table-cell office:value-type="float" office:value="47313800000" calcext:value-type="float">
            <text:p>47313800000</text:p>
          </table:table-cell>
          <table:table-cell office:value-type="float" office:value="20" calcext:value-type="float">
            <text:p>20</text:p>
          </table:table-cell>
          <table:table-cell table:formula="of:=IFERROR([.C94]/([.C94]-[.G94]);1)"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388" calcext:value-type="float">
            <text:p>118388</text:p>
          </table:table-cell>
          <table:table-cell office:value-type="float" office:value="14905400000" calcext:value-type="float">
            <text:p>14905400000</text:p>
          </table:table-cell>
          <table:table-cell office:value-type="float" office:value="1" calcext:value-type="float">
            <text:p>1</text:p>
          </table:table-cell>
          <table:table-cell table:formula="of:=IFERROR([.C95]/([.C95]-[.G95]);1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4058" calcext:value-type="float">
            <text:p>124058</text:p>
          </table:table-cell>
          <table:table-cell office:value-type="float" office:value="16073300000" calcext:value-type="float">
            <text:p>16073300000</text:p>
          </table:table-cell>
          <table:table-cell office:value-type="float" office:value="14" calcext:value-type="float">
            <text:p>14</text:p>
          </table:table-cell>
          <table:table-cell table:formula="of:=IFERROR([.C96]/([.C96]-[.G96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4950" calcext:value-type="float">
            <text:p>154950</text:p>
          </table:table-cell>
          <table:table-cell office:value-type="float" office:value="29439600000" calcext:value-type="float">
            <text:p>29439600000</text:p>
          </table:table-cell>
          <table:table-cell office:value-type="float" office:value="20" calcext:value-type="float">
            <text:p>20</text:p>
          </table:table-cell>
          <table:table-cell table:formula="of:=IFERROR([.C97]/([.C97]-[.G97]);1)" office:value-type="float" office:value="2.81818181818182" calcext:value-type="float">
            <text:p>2.8181818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3293" calcext:value-type="float">
            <text:p>123293</text:p>
          </table:table-cell>
          <table:table-cell office:value-type="float" office:value="17281800000" calcext:value-type="float">
            <text:p>17281800000</text:p>
          </table:table-cell>
          <table:table-cell office:value-type="float" office:value="27" calcext:value-type="float">
            <text:p>27</text:p>
          </table:table-cell>
          <table:table-cell table:formula="of:=IFERROR([.C98]/([.C98]-[.G98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5248" calcext:value-type="float">
            <text:p>105248</text:p>
          </table:table-cell>
          <table:table-cell office:value-type="float" office:value="11550400000" calcext:value-type="float">
            <text:p>11550400000</text:p>
          </table:table-cell>
          <table:table-cell office:value-type="float" office:value="24" calcext:value-type="float">
            <text:p>24</text:p>
          </table:table-cell>
          <table:table-cell table:formula="of:=IFERROR([.C99]/([.C99]-[.G99]);1)" office:value-type="float" office:value="3.18181818181818" calcext:value-type="float">
            <text:p>3.1818181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6219" calcext:value-type="float">
            <text:p>106219</text:p>
          </table:table-cell>
          <table:table-cell office:value-type="float" office:value="11680100000" calcext:value-type="float">
            <text:p>11680100000</text:p>
          </table:table-cell>
          <table:table-cell office:value-type="float" office:value="27" calcext:value-type="float">
            <text:p>27</text:p>
          </table:table-cell>
          <table:table-cell table:formula="of:=IFERROR([.C100]/([.C100]-[.G100]);1)" office:value-type="float" office:value="3.25" calcext:value-type="float">
            <text:p>3.25</text:p>
          </table:table-cell>
        </table:table-row>
        <table:table-row table:style-name="ro1">
          <table:table-cell table:style-name="ce1" table:formula="of:=AVERAGE([.A1:.A100])" office:value-type="float" office:value="1.31" calcext:value-type="float">
            <text:p>1.31</text:p>
          </table:table-cell>
          <table:table-cell table:style-name="ce1" table:formula="of:=AVERAGE([.B1:.B100])" office:value-type="float" office:value="0.88" calcext:value-type="float">
            <text:p>0.88</text:p>
          </table:table-cell>
          <table:table-cell table:style-name="ce1" table:formula="of:=AVERAGE([.C1:.C100])" office:value-type="float" office:value="18.48" calcext:value-type="float">
            <text:p>18.48</text:p>
          </table:table-cell>
          <table:table-cell table:style-name="ce1" table:formula="of:=AVERAGE([.D1:.D100])" office:value-type="float" office:value="0.1" calcext:value-type="float">
            <text:p>0.1</text:p>
          </table:table-cell>
          <table:table-cell table:style-name="ce1" table:formula="of:=AVERAGE([.E1:.E100])" office:value-type="float" office:value="183924.088" calcext:value-type="float">
            <text:p>183924.088</text:p>
          </table:table-cell>
          <table:table-cell table:style-name="ce1" table:formula="of:=AVERAGE([.F1:.F100])" office:value-type="float" office:value="45319157800" calcext:value-type="float">
            <text:p>45319157800</text:p>
          </table:table-cell>
          <table:table-cell table:style-name="ce1" table:formula="of:=AVERAGE([.G1:.G100])" office:value-type="float" office:value="12.57" calcext:value-type="float">
            <text:p>12.57</text:p>
          </table:table-cell>
          <table:table-cell table:style-name="ce1" table:formula="of:=AVERAGE([.H1:.H100])" office:value-type="float" office:value="3.30380130980131" calcext:value-type="float">
            <text:p>3.3038013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09:09:08.68662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09:55:54.714066823</dc:date>
    <meta:editing-duration>P4DT48M49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